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onospaced" svg:font-family="Monospac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T1" style:family="text">
      <style:text-properties fo:font-variant="normal" fo:text-transform="none" fo:color="#000000" style:font-name="Monospaced" fo:font-style="normal"/>
    </style:style>
    <style:style style:name="T2" style:family="text">
      <style:text-properties fo:font-variant="normal" fo:text-transform="none" fo:color="#000000" style:font-name="Liberation Serif" fo:font-style="normal"/>
    </style:style>
    <style:style style:name="T3" style:family="text">
      <style:text-properties fo:font-variant="normal" fo:text-transform="none" fo:color="#000000" style:font-name="Liberation Serif" fo:font-style="normal" style:text-underline-style="none"/>
    </style:style>
    <style:style style:name="T4" style:family="text">
      <style:text-properties fo:font-variant="normal" fo:text-transform="none" fo:color="#000000" style:font-name="Liberation Serif" fo:font-style="normal" style:text-underline-style="none" style:font-style-asian="normal" style:font-style-complex="normal"/>
    </style:style>
    <style:style style:name="T5" style:family="text">
      <style:text-properties fo:font-variant="normal" fo:text-transform="none" fo:color="#000000" style:font-name="Liberation Serif" fo:font-style="normal" style:font-style-asian="normal" style:font-style-complex="normal"/>
    </style:style>
    <style:style style:name="T6" style:family="text">
      <style:text-properties fo:font-variant="normal" fo:text-transform="none" fo:color="#000000" style:font-name="Liberation Serif" fo:font-style="italic" style:text-underline-style="none" style:font-style-asian="italic" style:font-style-complex="italic"/>
    </style:style>
    <style:style style:name="T7" style:family="text">
      <style:text-properties fo:font-variant="normal" fo:text-transform="none" fo:color="#000000" style:font-name="Liberation Serif" fo:font-style="italic" style:font-style-asian="italic" style:font-style-complex="italic"/>
    </style:style>
    <style:style style:name="T8" style:family="text">
      <style:text-properties fo:font-variant="normal" fo:text-transform="none" fo:color="#000000" fo:font-style="normal"/>
    </style:style>
    <style:style style:name="T9" style:family="text">
      <style:text-properties style:font-name="Liberation Serif"/>
    </style:style>
    <style:style style:name="T10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t evolution and pollinator decrease</text:p>
      <text:p text:style-name="Subtitle">Description of Scilab scripte and functions </text:p>
      <text:p text:style-name="Text_20_body"/>
      <text:h text:style-name="Heading_20_1" text:outline-level="1">compute_figures.sce</text:h>
      <text:p text:style-name="Text_20_body">Requires: <text:span text:style-name="T2">the functions </text:span><text:span text:style-name="T6">critical_epsilon</text:span><text:span text:style-name="T3">, </text:span><text:span text:style-name="T6">trade_off</text:span><text:span text:style-name="T3">, </text:span><text:span text:style-name="T6">equilibrium_point</text:span><text:span text:style-name="T3">, </text:span><text:span text:style-name="T6">diff_trade_off</text:span><text:span text:style-name="T3">, </text:span><text:span text:style-name="T6">structural_stability</text:span><text:span text:style-name="T3">, </text:span><text:span text:style-name="T6">dist_to_border</text:span><text:span text:style-name="T3">, </text:span><text:span text:style-name="T6">diff2_trade_off.<text:line-break/></text:span><text:span text:style-name="T4">Goal: main script who computes the ESS and the ecological equilibriums in order to drwan the E3 digrammes. The parameters are directly changed into the script.</text:span><text:line-break/>Output: two .mat file (<text:span text:style-name="T10">f_name</text:span>_ess.mat for the ESS and <text:s/><text:span text:style-name="T10">f_name</text:span>_surf.mat for the ecological <text:span text:style-name="T4">equilibriums</text:span>)</text:p>
      <text:h text:style-name="Heading_20_1" text:outline-level="1">compute_surface.sci</text:h>
      <text:p text:style-name="Text_20_body">Requires: <text:span text:style-name="T6">critical_epsilon</text:span><text:span text:style-name="T3">, </text:span><text:span text:style-name="T6">trade_off</text:span><text:span text:style-name="T3">, </text:span><text:span text:style-name="T6">equilibrium_point</text:span><text:span text:style-name="T3">, </text:span><text:span text:style-name="T6">diff_trade_off</text:span><text:span text:style-name="T3">, </text:span><text:span text:style-name="T6">diff2_trade_off, diff_Ns.<text:line-break/></text:span><text:span text:style-name="T4">Parameters: alphaN, alphaP, gammaN, gammaP, delta, e_r, f_name</text:span><text:span text:style-name="T6"><text:line-break/></text:span><text:span text:style-name="T4">Goal: compute the ESS and clasify them along the environmental gradient</text:span><text:line-break/>Output: <text:s/><text:span text:style-name="T10">f_name</text:span>_surf.mat file</text:p>
      <text:h text:style-name="Heading_20_1" text:outline-level="1">critical_epsilon.sci</text:h>
      <text:p text:style-name="Text_20_body">Requires: NULL<text:line-break/><text:span text:style-name="T4">Parameters: alphaN, alphaP, gammaN, gammaP</text:span><text:line-break/>Goal: calculation of the critical value of epsilon above what there is no ecological stability.<text:line-break/>Output: value of the critical epsilon</text:p>
      <text:h text:style-name="Heading_20_1" text:outline-level="1">diff2_trade_off.sci</text:h>
      <text:p text:style-name="Text_20_body">Requires: NULL<text:line-break/>Parame<text:span text:style-name="T9">ters: </text:span><text:span text:style-name="T2">e, emax, delta</text:span><text:line-break/>Goal: second derivation of the trade-off function with respect to e.<text:line-break/>Output: value of the second derivation with respect to e</text:p>
      <text:h text:style-name="Heading_20_1" text:outline-level="1">diff_Ns.sci</text:h>
      <text:p text:style-name="Text_20_body"><text:span text:style-name="T9">Requires: </text:span><text:span text:style-name="T7">trade_off </text:span><text:span text:style-name="T5">and</text:span><text:span text:style-name="T7"> diff_trade_off.</text:span><text:span text:style-name="T2"><text:line-break/>Parameters: e, emax, alphaP, alphaN, gammaN, gammaP, rN, delta</text:span><text:line-break/><text:soft-page-break/>Goal: fisrt derivation of the equilibirum N with respect to e<text:line-break/>Output: alue of the fisrt derivation of N with respect to e.</text:p>
      <text:h text:style-name="Heading_20_1" text:outline-level="1">diff_trade_off.sci</text:h>
      <text:p text:style-name="Text_20_body">Requires: NULL<text:line-break/><text:span text:style-name="T9">Parameters: </text:span><text:span text:style-name="T2">e, emax, delta</text:span><text:line-break/>Goal: fisrt derivation of the trade-off function with respect to e.<text:line-break/>Output: value of the fisrt derivation with respect to e.</text:p>
      <text:h text:style-name="Heading_20_1" text:outline-level="1">equilibrium_point.sci</text:h>
      <text:p text:style-name="P1">Requires:<text:span text:style-name="T8"> NULL<text:line-break/>Parameters: alphaN, alphaP, gammaN, gammaP, e, rN, rP</text:span><text:line-break/>Goal: calculation of the ecological equilibria<text:line-break/>Output: values of the ecological equilibria (/!\ some can be null!)</text:p>
      <text:h text:style-name="Heading_20_1" text:outline-level="1">find_ess.sci</text:h>
      <text:p text:style-name="Text_20_body">Requires: <text:span text:style-name="T6">critical_epsilon</text:span><text:span text:style-name="T3">, </text:span><text:span text:style-name="T6">trade_off</text:span><text:span text:style-name="T3">, </text:span><text:span text:style-name="T6">equilibrium_point</text:span><text:span text:style-name="T3">, </text:span><text:span text:style-name="T6">diff_trade_off</text:span><text:span text:style-name="T3">, </text:span><text:span text:style-name="T6">diff2_trade_off, diff_Ns.</text:span><text:line-break/>Parameters: <text:span text:style-name="T4">alphaN, alphaP, gammaN, gammaP, delta, e_r, f_name</text:span><text:line-break/>Goal: find the ESS and classify them along the environmental gradient.<text:line-break/>Output: <text:s/><text:span text:style-name="T10">f_name</text:span>_ess.mat file</text:p>
      <text:h text:style-name="Heading_20_1" text:outline-level="1">trade_off.sci</text:h>
      <text:p text:style-name="Text_20_body">Requires: NULL<text:line-break/>Parameters: e, emax, delta<text:line-break/>Goal: compute the trade-off between plant intrinsic growth rate and attractivness<text:line-break/>Output: plant intrinsic growth rate with repsect to the attractivness 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onospaced" svg:font-family="Monospac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in" fo:margin-right="0in" fo:margin-top="0.1665in" fo:margin-bottom="0.0835in" fo:text-indent="0in" style:auto-text-indent="false"/>
      <style:text-properties fo:font-size="90%" fo:font-weight="bold" style:font-size-asian="130%" style:font-weight-asian="bold" style:font-size-complex="130%" style:font-weight-complex="60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Nimbus Mono L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vril Weinbach</meta:initial-creator>
    <meta:creation-date>2018-06-08T15:54:02.979804694</meta:creation-date>
    <dc:date>2021-09-29T14:44:36.21</dc:date>
    <dc:creator>Rudolf P. Rohr</dc:creator>
    <meta:editing-duration>PT1H40M17S</meta:editing-duration>
    <meta:editing-cycles>33</meta:editing-cycles>
    <meta:generator>OpenOffice/4.1.7$Win32 OpenOffice.org_project/417m1$Build-9800</meta:generator>
    <meta:document-statistic meta:table-count="0" meta:image-count="0" meta:object-count="0" meta:page-count="2" meta:paragraph-count="20" meta:word-count="301" meta:character-count="2295"/>
  </office:meta>
</office:document-meta>
</file>